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98in"/>
    </style:style>
    <style:style style:name="co2" style:family="table-column">
      <style:table-column-properties fo:break-before="auto" style:column-width="0.4701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420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827in" fo:break-before="auto" style:use-optimal-row-height="false"/>
    </style:style>
    <style:style style:name="ro2" style:family="table-row">
      <style:table-row-properties style:row-height="0.2201in" fo:break-before="auto" style:use-optimal-row-height="false"/>
    </style:style>
    <style:style style:name="ro3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Arial Black" fo:font-size="14pt" style:font-size-asian="14pt" style:font-size-complex="14pt"/>
    </style:style>
    <style:style style:name="ce2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style:font-name="Arial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size-asian="14pt" style:font-size-complex="14pt"/>
    </style:style>
    <style:style style:name="ce7" style:family="table-cell" style:parent-style-name="Header">
      <style:table-cell-properties style:text-align-source="fix" style:repeat-content="false"/>
      <style:paragraph-properties fo:text-align="center" fo:margin-left="0in"/>
      <style:text-properties style:font-size-asian="12pt" style:font-size-complex="12pt"/>
    </style:style>
    <style:style style:name="ce8" style:family="table-cell" style:parent-style-name="Entry_20_45">
      <style:table-cell-properties style:text-align-source="fix" style:repeat-content="false"/>
      <style:paragraph-properties fo:text-align="center" fo:margin-left="0in"/>
      <style:text-properties style:font-size-asian="12pt" style:font-size-complex="12pt"/>
    </style:style>
    <style:style style:name="ce9" style:family="table-cell" style:parent-style-name="Entry">
      <style:table-cell-properties style:text-align-source="fix" style:repeat-content="false"/>
      <style:paragraph-properties fo:text-align="center" fo:margin-left="0in"/>
      <style:text-properties style:font-size-asian="12pt" style:font-size-complex="12pt"/>
    </style:style>
    <style:style style:name="ce10" style:family="table-cell" style:parent-style-name="Entry">
      <style:table-cell-properties style:text-align-source="fix" style:repeat-content="false" fo:background-color="transparent"/>
      <style:paragraph-properties fo:text-align="center" fo:margin-left="0in"/>
      <style:text-properties style:font-size-asian="12pt" style:font-size-complex="12pt"/>
    </style:style>
    <style:style style:name="ce11" style:family="table-cell" style:parent-style-name="Default">
      <style:text-properties style:font-name="Arial1"/>
    </style:style>
    <style:style style:name="ce12" style:family="table-cell" style:parent-style-name="Default">
      <style:text-properties style:font-size-asian="14pt" style:font-size-complex="14pt"/>
    </style:style>
    <style:style style:name="ce13" style:family="table-cell" style:parent-style-name="Header">
      <style:text-properties style:font-size-asian="12pt" style:font-size-complex="12pt"/>
    </style:style>
    <style:style style:name="gr1" style:family="graphic">
      <style:graphic-properties draw:ole-draw-aspect="1" style:protect="size"/>
    </style:style>
    <style:style style:name="ta_extref" style:family="table">
      <style:table-properties table:display="false"/>
    </style:style>
    <style:style style:name="T1" style:family="text"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automatic-find-labels="false" table:use-regular-expressions="false" table:null-year="1920">
        <table:iteration table:status="enable"/>
      </table:calculation-settings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Slope to angle in degrees</text:p>
          </table:table-cell>
          <table:table-cell table:style-name="ce6"/>
          <table:table-cell table:number-columns-repeated="2"/>
          <table:table-cell table:style-name="ce6"/>
          <table:table-cell/>
          <table:table-cell table:style-name="ce12"/>
          <table:table-cell table:style-name="ce12">
            <draw:frame table:end-cell-address="Sheet1.K1" table:end-x="0.3535in" table:end-y="0.2382in" draw:z-index="0" draw:style-name="gr1" svg:width="1.5346in" svg:height="0.1988in" svg:x="0.224in" svg:y="0.0394in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2"/>
          <table:table-cell table:number-columns-repeated="4"/>
        </table:table-row>
        <table:table-row table:style-name="ro2">
          <table:table-cell table:style-name="ce2" office:value-type="string">
            <text:p>D<text:span text:style-name="T1">↓N→</text:span>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Header" office:value-type="float" office:value="9">
            <text:p>9</text:p>
          </table:table-cell>
          <table:table-cell table:style-name="Header"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style-name="ce8" table:formula="of:=ATAN([.B$2]/[.$A3])*180/PI()" office:value-type="float" office:value="45">
            <text:p>45</text:p>
          </table:table-cell>
          <table:table-cell table:style-name="ce9" table:formula="of:=ATAN([.C$2]/[.$A3])*180/PI()" office:value-type="float" office:value="63.434948822922">
            <text:p>63.4</text:p>
          </table:table-cell>
          <table:table-cell table:style-name="ce9" table:formula="of:=ATAN([.D$2]/[.$A3])*180/PI()" office:value-type="float" office:value="71.565051177078">
            <text:p>71.6</text:p>
          </table:table-cell>
          <table:table-cell table:style-name="ce9" table:formula="of:=ATAN([.E$2]/[.$A3])*180/PI()" office:value-type="float" office:value="75.9637565320735">
            <text:p>76.0</text:p>
          </table:table-cell>
          <table:table-cell table:style-name="ce9" table:formula="of:=ATAN([.F$2]/[.$A3])*180/PI()" office:value-type="float" office:value="78.6900675259798">
            <text:p>78.7</text:p>
          </table:table-cell>
          <table:table-cell table:style-name="ce9" table:formula="of:=ATAN([.G$2]/[.$A3])*180/PI()" office:value-type="float" office:value="80.5376777919744">
            <text:p>80.5</text:p>
          </table:table-cell>
          <table:table-cell table:style-name="ce9" table:formula="of:=ATAN([.H$2]/[.$A3])*180/PI()" office:value-type="float" office:value="81.869897645844">
            <text:p>81.9</text:p>
          </table:table-cell>
          <table:table-cell table:style-name="ce9" table:formula="of:=ATAN([.I$2]/[.$A3])*180/PI()" office:value-type="float" office:value="82.8749836510982">
            <text:p>82.9</text:p>
          </table:table-cell>
          <table:table-cell table:style-name="ce9" table:formula="of:=ATAN([.J$2]/[.$A3])*180/PI()" office:value-type="float" office:value="83.6598082540901">
            <text:p>83.7</text:p>
          </table:table-cell>
          <table:table-cell table:style-name="ce9" table:formula="of:=ATAN([.K$2]/[.$A3])*180/PI()" office:value-type="float" office:value="84.2894068625004">
            <text:p>84.3</text:p>
          </table:table-cell>
          <table:table-cell table:number-columns-repeated="2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9" table:formula="of:=ATAN([.B$2]/[.$A4])*180/PI()" office:value-type="float" office:value="26.565051177078">
            <text:p>26.6</text:p>
          </table:table-cell>
          <table:table-cell table:style-name="ce8" table:formula="of:=ATAN([.C$2]/[.$A4])*180/PI()" office:value-type="float" office:value="45">
            <text:p>45</text:p>
          </table:table-cell>
          <table:table-cell table:style-name="ce9" table:formula="of:=ATAN([.D$2]/[.$A4])*180/PI()" office:value-type="float" office:value="56.3099324740202">
            <text:p>56.3</text:p>
          </table:table-cell>
          <table:table-cell table:style-name="ce9" table:formula="of:=ATAN([.E$2]/[.$A4])*180/PI()" office:value-type="float" office:value="63.434948822922">
            <text:p>63.4</text:p>
          </table:table-cell>
          <table:table-cell table:style-name="ce9" table:formula="of:=ATAN([.F$2]/[.$A4])*180/PI()" office:value-type="float" office:value="68.1985905136482">
            <text:p>68.2</text:p>
          </table:table-cell>
          <table:table-cell table:style-name="ce9" table:formula="of:=ATAN([.G$2]/[.$A4])*180/PI()" office:value-type="float" office:value="71.565051177078">
            <text:p>71.6</text:p>
          </table:table-cell>
          <table:table-cell table:style-name="ce9" table:formula="of:=ATAN([.H$2]/[.$A4])*180/PI()" office:value-type="float" office:value="74.0546040990772">
            <text:p>74.1</text:p>
          </table:table-cell>
          <table:table-cell table:style-name="ce9" table:formula="of:=ATAN([.I$2]/[.$A4])*180/PI()" office:value-type="float" office:value="75.9637565320735">
            <text:p>76.0</text:p>
          </table:table-cell>
          <table:table-cell table:style-name="ce9" table:formula="of:=ATAN([.J$2]/[.$A4])*180/PI()" office:value-type="float" office:value="77.4711922908485">
            <text:p>77.5</text:p>
          </table:table-cell>
          <table:table-cell table:style-name="ce9" table:formula="of:=ATAN([.K$2]/[.$A4])*180/PI()" office:value-type="float" office:value="78.6900675259798">
            <text:p>78.7</text:p>
          </table:table-cell>
          <table:table-cell table:number-columns-repeated="2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table:formula="of:=ATAN([.B$2]/[.$A5])*180/PI()" office:value-type="float" office:value="18.434948822922">
            <text:p>18.4</text:p>
          </table:table-cell>
          <table:table-cell table:style-name="ce9" table:formula="of:=ATAN([.C$2]/[.$A5])*180/PI()" office:value-type="float" office:value="33.6900675259798">
            <text:p>33.7</text:p>
          </table:table-cell>
          <table:table-cell table:style-name="ce8" table:formula="of:=ATAN([.D$2]/[.$A5])*180/PI()" office:value-type="float" office:value="45">
            <text:p>45</text:p>
          </table:table-cell>
          <table:table-cell table:style-name="ce9" table:formula="of:=ATAN([.E$2]/[.$A5])*180/PI()" office:value-type="float" office:value="53.130102354156">
            <text:p>53.1</text:p>
          </table:table-cell>
          <table:table-cell table:style-name="ce9" table:formula="of:=ATAN([.F$2]/[.$A5])*180/PI()" office:value-type="float" office:value="59.0362434679265">
            <text:p>59.0</text:p>
          </table:table-cell>
          <table:table-cell table:style-name="ce9" table:formula="of:=ATAN([.G$2]/[.$A5])*180/PI()" office:value-type="float" office:value="63.434948822922">
            <text:p>63.4</text:p>
          </table:table-cell>
          <table:table-cell table:style-name="ce9" table:formula="of:=ATAN([.H$2]/[.$A5])*180/PI()" office:value-type="float" office:value="66.8014094863518">
            <text:p>66.8</text:p>
          </table:table-cell>
          <table:table-cell table:style-name="ce9" table:formula="of:=ATAN([.I$2]/[.$A5])*180/PI()" office:value-type="float" office:value="69.4439547804165">
            <text:p>69.4</text:p>
          </table:table-cell>
          <table:table-cell table:style-name="ce9" table:formula="of:=ATAN([.J$2]/[.$A5])*180/PI()" office:value-type="float" office:value="71.565051177078">
            <text:p>71.6</text:p>
          </table:table-cell>
          <table:table-cell table:style-name="ce9" table:formula="of:=ATAN([.K$2]/[.$A5])*180/PI()" office:value-type="float" office:value="73.3007557660064">
            <text:p>73.3</text:p>
          </table:table-cell>
          <table:table-cell table:number-columns-repeated="2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9" table:formula="of:=ATAN([.B$2]/[.$A6])*180/PI()" office:value-type="float" office:value="14.0362434679265">
            <text:p>14.0</text:p>
          </table:table-cell>
          <table:table-cell table:style-name="ce9" table:formula="of:=ATAN([.C$2]/[.$A6])*180/PI()" office:value-type="float" office:value="26.565051177078">
            <text:p>26.6</text:p>
          </table:table-cell>
          <table:table-cell table:style-name="ce9" table:formula="of:=ATAN([.D$2]/[.$A6])*180/PI()" office:value-type="float" office:value="36.869897645844">
            <text:p>36.9</text:p>
          </table:table-cell>
          <table:table-cell table:style-name="ce8" table:formula="of:=ATAN([.E$2]/[.$A6])*180/PI()" office:value-type="float" office:value="45">
            <text:p>45</text:p>
          </table:table-cell>
          <table:table-cell table:style-name="ce9" table:formula="of:=ATAN([.F$2]/[.$A6])*180/PI()" office:value-type="float" office:value="51.3401917459099">
            <text:p>51.3</text:p>
          </table:table-cell>
          <table:table-cell table:style-name="ce9" table:formula="of:=ATAN([.G$2]/[.$A6])*180/PI()" office:value-type="float" office:value="56.3099324740202">
            <text:p>56.3</text:p>
          </table:table-cell>
          <table:table-cell table:style-name="ce10" table:formula="of:=ATAN([.H$2]/[.$A6])*180/PI()" office:value-type="float" office:value="60.2551187030578">
            <text:p>60.3</text:p>
          </table:table-cell>
          <table:table-cell table:style-name="ce9" table:formula="of:=ATAN([.I$2]/[.$A6])*180/PI()" office:value-type="float" office:value="63.434948822922">
            <text:p>63.4</text:p>
          </table:table-cell>
          <table:table-cell table:style-name="ce9" table:formula="of:=ATAN([.J$2]/[.$A6])*180/PI()" office:value-type="float" office:value="66.0375110254218">
            <text:p>66.0</text:p>
          </table:table-cell>
          <table:table-cell table:style-name="ce9" table:formula="of:=ATAN([.K$2]/[.$A6])*180/PI()" office:value-type="float" office:value="68.1985905136482">
            <text:p>68.2</text:p>
          </table:table-cell>
          <table:table-cell table:number-columns-repeated="2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9" table:formula="of:=ATAN([.B$2]/[.$A7])*180/PI()" office:value-type="float" office:value="11.3099324740202">
            <text:p>11.3</text:p>
          </table:table-cell>
          <table:table-cell table:style-name="ce9" table:formula="of:=ATAN([.C$2]/[.$A7])*180/PI()" office:value-type="float" office:value="21.8014094863518">
            <text:p>21.8</text:p>
          </table:table-cell>
          <table:table-cell table:style-name="ce9" table:formula="of:=ATAN([.D$2]/[.$A7])*180/PI()" office:value-type="float" office:value="30.9637565320735">
            <text:p>31.0</text:p>
          </table:table-cell>
          <table:table-cell table:style-name="ce9" table:formula="of:=ATAN([.E$2]/[.$A7])*180/PI()" office:value-type="float" office:value="38.6598082540901">
            <text:p>38.7</text:p>
          </table:table-cell>
          <table:table-cell table:style-name="ce8" table:formula="of:=ATAN([.F$2]/[.$A7])*180/PI()" office:value-type="float" office:value="45">
            <text:p>45</text:p>
          </table:table-cell>
          <table:table-cell table:style-name="ce9" table:formula="of:=ATAN([.G$2]/[.$A7])*180/PI()" office:value-type="float" office:value="50.1944289077348">
            <text:p>50.2</text:p>
          </table:table-cell>
          <table:table-cell table:style-name="ce9" table:formula="of:=ATAN([.H$2]/[.$A7])*180/PI()" office:value-type="float" office:value="54.4623222080256">
            <text:p>54.5</text:p>
          </table:table-cell>
          <table:table-cell table:style-name="ce9" table:formula="of:=ATAN([.I$2]/[.$A7])*180/PI()" office:value-type="float" office:value="57.9946167919165">
            <text:p>58.0</text:p>
          </table:table-cell>
          <table:table-cell table:style-name="ce9" table:formula="of:=ATAN([.J$2]/[.$A7])*180/PI()" office:value-type="float" office:value="60.9453959009229">
            <text:p>60.9</text:p>
          </table:table-cell>
          <table:table-cell table:style-name="ce9" table:formula="of:=ATAN([.K$2]/[.$A7])*180/PI()" office:value-type="float" office:value="63.434948822922">
            <text:p>63.4</text:p>
          </table:table-cell>
          <table:table-cell table:number-columns-repeated="2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_32__20_places" table:formula="of:=ATAN([.B$2]/[.$A8])*180/PI()" office:value-type="float" office:value="9.46232220802562">
            <text:p>9.46</text:p>
          </table:table-cell>
          <table:table-cell table:style-name="ce9" table:formula="of:=ATAN([.C$2]/[.$A8])*180/PI()" office:value-type="float" office:value="18.434948822922">
            <text:p>18.4</text:p>
          </table:table-cell>
          <table:table-cell table:style-name="ce9" table:formula="of:=ATAN([.D$2]/[.$A8])*180/PI()" office:value-type="float" office:value="26.565051177078">
            <text:p>26.6</text:p>
          </table:table-cell>
          <table:table-cell table:style-name="ce9" table:formula="of:=ATAN([.E$2]/[.$A8])*180/PI()" office:value-type="float" office:value="33.6900675259798">
            <text:p>33.7</text:p>
          </table:table-cell>
          <table:table-cell table:style-name="ce9" table:formula="of:=ATAN([.F$2]/[.$A8])*180/PI()" office:value-type="float" office:value="39.8055710922652">
            <text:p>39.8</text:p>
          </table:table-cell>
          <table:table-cell table:style-name="ce8" table:formula="of:=ATAN([.G$2]/[.$A8])*180/PI()" office:value-type="float" office:value="45">
            <text:p>45</text:p>
          </table:table-cell>
          <table:table-cell table:style-name="ce9" table:formula="of:=ATAN([.H$2]/[.$A8])*180/PI()" office:value-type="float" office:value="49.3987053549955">
            <text:p>49.4</text:p>
          </table:table-cell>
          <table:table-cell table:style-name="ce9" table:formula="of:=ATAN([.I$2]/[.$A8])*180/PI()" office:value-type="float" office:value="53.130102354156">
            <text:p>53.1</text:p>
          </table:table-cell>
          <table:table-cell table:style-name="ce9" table:formula="of:=ATAN([.J$2]/[.$A8])*180/PI()" office:value-type="float" office:value="56.3099324740202">
            <text:p>56.3</text:p>
          </table:table-cell>
          <table:table-cell table:style-name="ce9" table:formula="of:=ATAN([.K$2]/[.$A8])*180/PI()" office:value-type="float" office:value="59.0362434679265">
            <text:p>59.0</text:p>
          </table:table-cell>
          <table:table-cell table:number-columns-repeated="2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_32__20_places" table:formula="of:=ATAN([.B$2]/[.$A9])*180/PI()" office:value-type="float" office:value="8.13010235415598">
            <text:p>8.13</text:p>
          </table:table-cell>
          <table:table-cell table:style-name="ce9" table:formula="of:=ATAN([.C$2]/[.$A9])*180/PI()" office:value-type="float" office:value="15.9453959009229">
            <text:p>15.9</text:p>
          </table:table-cell>
          <table:table-cell table:style-name="ce9" table:formula="of:=ATAN([.D$2]/[.$A9])*180/PI()" office:value-type="float" office:value="23.1985905136482">
            <text:p>23.2</text:p>
          </table:table-cell>
          <table:table-cell table:style-name="ce10" table:formula="of:=ATAN([.E$2]/[.$A9])*180/PI()" office:value-type="float" office:value="29.7448812969422">
            <text:p>29.7</text:p>
          </table:table-cell>
          <table:table-cell table:style-name="ce9" table:formula="of:=ATAN([.F$2]/[.$A9])*180/PI()" office:value-type="float" office:value="35.5376777919744">
            <text:p>35.5</text:p>
          </table:table-cell>
          <table:table-cell table:style-name="ce9" table:formula="of:=ATAN([.G$2]/[.$A9])*180/PI()" office:value-type="float" office:value="40.6012946450045">
            <text:p>40.6</text:p>
          </table:table-cell>
          <table:table-cell table:style-name="ce8" table:formula="of:=ATAN([.H$2]/[.$A9])*180/PI()" office:value-type="float" office:value="45">
            <text:p>45</text:p>
          </table:table-cell>
          <table:table-cell table:style-name="ce9" table:formula="of:=ATAN([.I$2]/[.$A9])*180/PI()" office:value-type="float" office:value="48.8140748342904">
            <text:p>48.8</text:p>
          </table:table-cell>
          <table:table-cell table:style-name="ce9" table:formula="of:=ATAN([.J$2]/[.$A9])*180/PI()" office:value-type="float" office:value="52.1250163489018">
            <text:p>52.1</text:p>
          </table:table-cell>
          <table:table-cell table:style-name="ce9" table:formula="of:=ATAN([.K$2]/[.$A9])*180/PI()" office:value-type="float" office:value="55.0079798014413">
            <text:p>55.0</text:p>
          </table:table-cell>
          <table:table-cell table:number-columns-repeated="2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_32__20_places" table:formula="of:=ATAN([.B$2]/[.$A10])*180/PI()" office:value-type="float" office:value="7.1250163489018">
            <text:p>7.13</text:p>
          </table:table-cell>
          <table:table-cell table:style-name="ce9" table:formula="of:=ATAN([.C$2]/[.$A10])*180/PI()" office:value-type="float" office:value="14.0362434679265">
            <text:p>14.0</text:p>
          </table:table-cell>
          <table:table-cell table:style-name="ce9" table:formula="of:=ATAN([.D$2]/[.$A10])*180/PI()" office:value-type="float" office:value="20.5560452195835">
            <text:p>20.6</text:p>
          </table:table-cell>
          <table:table-cell table:style-name="ce9" table:formula="of:=ATAN([.E$2]/[.$A10])*180/PI()" office:value-type="float" office:value="26.565051177078">
            <text:p>26.6</text:p>
          </table:table-cell>
          <table:table-cell table:style-name="ce9" table:formula="of:=ATAN([.F$2]/[.$A10])*180/PI()" office:value-type="float" office:value="32.0053832080835">
            <text:p>32.0</text:p>
          </table:table-cell>
          <table:table-cell table:style-name="ce9" table:formula="of:=ATAN([.G$2]/[.$A10])*180/PI()" office:value-type="float" office:value="36.869897645844">
            <text:p>36.9</text:p>
          </table:table-cell>
          <table:table-cell table:style-name="ce9" table:formula="of:=ATAN([.H$2]/[.$A10])*180/PI()" office:value-type="float" office:value="41.1859251657097">
            <text:p>41.2</text:p>
          </table:table-cell>
          <table:table-cell table:style-name="ce8" table:formula="of:=ATAN([.I$2]/[.$A10])*180/PI()" office:value-type="float" office:value="45">
            <text:p>45</text:p>
          </table:table-cell>
          <table:table-cell table:style-name="ce9" table:formula="of:=ATAN([.J$2]/[.$A10])*180/PI()" office:value-type="float" office:value="48.3664606634298">
            <text:p>48.4</text:p>
          </table:table-cell>
          <table:table-cell table:style-name="ce9" table:formula="of:=ATAN([.K$2]/[.$A10])*180/PI()" office:value-type="float" office:value="51.3401917459099">
            <text:p>51.3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style-name="_32__20_places" table:formula="of:=ATAN([.B$2]/[.$A11])*180/PI()" office:value-type="float" office:value="6.34019174590991">
            <text:p>6.34</text:p>
          </table:table-cell>
          <table:table-cell table:style-name="ce9" table:formula="of:=ATAN([.C$2]/[.$A11])*180/PI()" office:value-type="float" office:value="12.5288077091515">
            <text:p>12.5</text:p>
          </table:table-cell>
          <table:table-cell table:style-name="ce9" table:formula="of:=ATAN([.D$2]/[.$A11])*180/PI()" office:value-type="float" office:value="18.434948822922">
            <text:p>18.4</text:p>
          </table:table-cell>
          <table:table-cell table:style-name="ce9" table:formula="of:=ATAN([.E$2]/[.$A11])*180/PI()" office:value-type="float" office:value="23.9624889745782">
            <text:p>24.0</text:p>
          </table:table-cell>
          <table:table-cell table:style-name="ce9" table:formula="of:=ATAN([.F$2]/[.$A11])*180/PI()" office:value-type="float" office:value="29.0546040990771">
            <text:p>29.1</text:p>
          </table:table-cell>
          <table:table-cell table:style-name="ce9" table:formula="of:=ATAN([.G$2]/[.$A11])*180/PI()" office:value-type="float" office:value="33.6900675259798">
            <text:p>33.7</text:p>
          </table:table-cell>
          <table:table-cell table:style-name="ce9" table:formula="of:=ATAN([.H$2]/[.$A11])*180/PI()" office:value-type="float" office:value="37.8749836510982">
            <text:p>37.9</text:p>
          </table:table-cell>
          <table:table-cell table:style-name="ce9" table:formula="of:=ATAN([.I$2]/[.$A11])*180/PI()" office:value-type="float" office:value="41.6335393365702">
            <text:p>41.6</text:p>
          </table:table-cell>
          <table:table-cell table:style-name="ce8" table:formula="of:=ATAN([.J$2]/[.$A11])*180/PI()" office:value-type="float" office:value="45">
            <text:p>45</text:p>
          </table:table-cell>
          <table:table-cell table:style-name="ce9" table:formula="of:=ATAN([.K$2]/[.$A11])*180/PI()" office:value-type="float" office:value="48.0127875041833">
            <text:p>48.0</text:p>
          </table:table-cell>
          <table:table-cell table:number-columns-repeated="2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_32__20_places" table:formula="of:=ATAN([.B$2]/[.$A12])*180/PI()" office:value-type="float" office:value="5.71059313749964">
            <text:p>5.71</text:p>
          </table:table-cell>
          <table:table-cell table:style-name="ce9" table:formula="of:=ATAN([.C$2]/[.$A12])*180/PI()" office:value-type="float" office:value="11.3099324740202">
            <text:p>11.3</text:p>
          </table:table-cell>
          <table:table-cell table:style-name="ce9" table:formula="of:=ATAN([.D$2]/[.$A12])*180/PI()" office:value-type="float" office:value="16.6992442339936">
            <text:p>16.7</text:p>
          </table:table-cell>
          <table:table-cell table:style-name="ce9" table:formula="of:=ATAN([.E$2]/[.$A12])*180/PI()" office:value-type="float" office:value="21.8014094863518">
            <text:p>21.8</text:p>
          </table:table-cell>
          <table:table-cell table:style-name="ce9" table:formula="of:=ATAN([.F$2]/[.$A12])*180/PI()" office:value-type="float" office:value="26.565051177078">
            <text:p>26.6</text:p>
          </table:table-cell>
          <table:table-cell table:style-name="ce9" table:formula="of:=ATAN([.G$2]/[.$A12])*180/PI()" office:value-type="float" office:value="30.9637565320735">
            <text:p>31.0</text:p>
          </table:table-cell>
          <table:table-cell table:style-name="ce9" table:formula="of:=ATAN([.H$2]/[.$A12])*180/PI()" office:value-type="float" office:value="34.9920201985587">
            <text:p>35.0</text:p>
          </table:table-cell>
          <table:table-cell table:style-name="ce9" table:formula="of:=ATAN([.I$2]/[.$A12])*180/PI()" office:value-type="float" office:value="38.6598082540901">
            <text:p>38.7</text:p>
          </table:table-cell>
          <table:table-cell table:style-name="ce9" table:formula="of:=ATAN([.J$2]/[.$A12])*180/PI()" office:value-type="float" office:value="41.9872124958167">
            <text:p>42.0</text:p>
          </table:table-cell>
          <table:table-cell table:style-name="ce8" table:formula="of:=ATAN([.K$2]/[.$A12])*180/PI()" office:value-type="float" office:value="45">
            <text:p>45</text:p>
          </table:table-cell>
          <table:table-cell table:number-columns-repeated="2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_32__20_places" table:formula="of:=ATAN([.B$2]/[.$A13])*180/PI()" office:value-type="float" office:value="5.19442890773481">
            <text:p>5.19</text:p>
          </table:table-cell>
          <table:table-cell table:style-name="ce9" table:formula="of:=ATAN([.C$2]/[.$A13])*180/PI()" office:value-type="float" office:value="10.304846468766">
            <text:p>10.3</text:p>
          </table:table-cell>
          <table:table-cell table:style-name="ce9" table:formula="of:=ATAN([.D$2]/[.$A13])*180/PI()" office:value-type="float" office:value="15.2551187030578">
            <text:p>15.3</text:p>
          </table:table-cell>
          <table:table-cell table:style-name="ce9" table:formula="of:=ATAN([.E$2]/[.$A13])*180/PI()" office:value-type="float" office:value="19.9831065219">
            <text:p>20.0</text:p>
          </table:table-cell>
          <table:table-cell table:style-name="ce9" table:formula="of:=ATAN([.F$2]/[.$A13])*180/PI()" office:value-type="float" office:value="24.4439547804165">
            <text:p>24.4</text:p>
          </table:table-cell>
          <table:table-cell table:style-name="ce9" table:formula="of:=ATAN([.G$2]/[.$A13])*180/PI()" office:value-type="float" office:value="28.6104596659652">
            <text:p>28.6</text:p>
          </table:table-cell>
          <table:table-cell table:style-name="ce9" table:formula="of:=ATAN([.H$2]/[.$A13])*180/PI()" office:value-type="float" office:value="32.4711922908485">
            <text:p>32.5</text:p>
          </table:table-cell>
          <table:table-cell table:style-name="ce9" table:formula="of:=ATAN([.I$2]/[.$A13])*180/PI()" office:value-type="float" office:value="36.0273733851036">
            <text:p>36.0</text:p>
          </table:table-cell>
          <table:table-cell table:style-name="ce9" table:formula="of:=ATAN([.J$2]/[.$A13])*180/PI()" office:value-type="float" office:value="39.2894068625004">
            <text:p>39.3</text:p>
          </table:table-cell>
          <table:table-cell table:style-name="ce9" table:formula="of:=ATAN([.K$2]/[.$A13])*180/PI()" office:value-type="float" office:value="42.2736890060937">
            <text:p>42.3</text:p>
          </table:table-cell>
          <table:table-cell table:number-columns-repeated="2"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_32__20_places" table:formula="of:=ATAN([.B$2]/[.$A14])*180/PI()" office:value-type="float" office:value="4.76364169072618">
            <text:p>4.76</text:p>
          </table:table-cell>
          <table:table-cell table:style-name="_32__20_places" table:formula="of:=ATAN([.C$2]/[.$A14])*180/PI()" office:value-type="float" office:value="9.46232220802562">
            <text:p>9.46</text:p>
          </table:table-cell>
          <table:table-cell table:style-name="ce9" table:formula="of:=ATAN([.D$2]/[.$A14])*180/PI()" office:value-type="float" office:value="14.0362434679265">
            <text:p>14.0</text:p>
          </table:table-cell>
          <table:table-cell table:style-name="ce9" table:formula="of:=ATAN([.E$2]/[.$A14])*180/PI()" office:value-type="float" office:value="18.434948822922">
            <text:p>18.4</text:p>
          </table:table-cell>
          <table:table-cell table:style-name="ce9" table:formula="of:=ATAN([.F$2]/[.$A14])*180/PI()" office:value-type="float" office:value="22.6198649480404">
            <text:p>22.6</text:p>
          </table:table-cell>
          <table:table-cell table:style-name="ce9" table:formula="of:=ATAN([.G$2]/[.$A14])*180/PI()" office:value-type="float" office:value="26.565051177078">
            <text:p>26.6</text:p>
          </table:table-cell>
          <table:table-cell table:style-name="ce9" table:formula="of:=ATAN([.H$2]/[.$A14])*180/PI()" office:value-type="float" office:value="30.2564371635293">
            <text:p>30.3</text:p>
          </table:table-cell>
          <table:table-cell table:style-name="ce9" table:formula="of:=ATAN([.I$2]/[.$A14])*180/PI()" office:value-type="float" office:value="33.6900675259798">
            <text:p>33.7</text:p>
          </table:table-cell>
          <table:table-cell table:style-name="ce9" table:formula="of:=ATAN([.J$2]/[.$A14])*180/PI()" office:value-type="float" office:value="36.869897645844">
            <text:p>36.9</text:p>
          </table:table-cell>
          <table:table-cell table:style-name="ce9" table:formula="of:=ATAN([.K$2]/[.$A14])*180/PI()" office:value-type="float" office:value="39.8055710922652">
            <text:p>39.8</text:p>
          </table:table-cell>
          <table:table-cell table:number-columns-repeated="2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_32__20_places" table:formula="of:=ATAN([.B$2]/[.$A15])*180/PI()" office:value-type="float" office:value="4.39870535499553">
            <text:p>4.40</text:p>
          </table:table-cell>
          <table:table-cell table:style-name="_32__20_places" table:formula="of:=ATAN([.C$2]/[.$A15])*180/PI()" office:value-type="float" office:value="8.74616226255521">
            <text:p>8.75</text:p>
          </table:table-cell>
          <table:table-cell table:style-name="ce9" table:formula="of:=ATAN([.D$2]/[.$A15])*180/PI()" office:value-type="float" office:value="12.9946167919165">
            <text:p>13.0</text:p>
          </table:table-cell>
          <table:table-cell table:style-name="ce9" table:formula="of:=ATAN([.E$2]/[.$A15])*180/PI()" office:value-type="float" office:value="17.1027289690524">
            <text:p>17.1</text:p>
          </table:table-cell>
          <table:table-cell table:style-name="ce9" table:formula="of:=ATAN([.F$2]/[.$A15])*180/PI()" office:value-type="float" office:value="21.0375110254218">
            <text:p>21.0</text:p>
          </table:table-cell>
          <table:table-cell table:style-name="ce9" table:formula="of:=ATAN([.G$2]/[.$A15])*180/PI()" office:value-type="float" office:value="24.7751405688319">
            <text:p>24.8</text:p>
          </table:table-cell>
          <table:table-cell table:style-name="ce9" table:formula="of:=ATAN([.H$2]/[.$A15])*180/PI()" office:value-type="float" office:value="28.3007557660064">
            <text:p>28.3</text:p>
          </table:table-cell>
          <table:table-cell table:style-name="ce9" table:formula="of:=ATAN([.I$2]/[.$A15])*180/PI()" office:value-type="float" office:value="31.6075022462489">
            <text:p>31.6</text:p>
          </table:table-cell>
          <table:table-cell table:style-name="ce9" table:formula="of:=ATAN([.J$2]/[.$A15])*180/PI()" office:value-type="float" office:value="34.695153531234">
            <text:p>34.7</text:p>
          </table:table-cell>
          <table:table-cell table:style-name="ce9" table:formula="of:=ATAN([.K$2]/[.$A15])*180/PI()" office:value-type="float" office:value="37.5685920288275">
            <text:p>37.6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ce11"/>
          <table:table-cell table:number-columns-repeated="8"/>
        </table:table-row>
        <table:table-row table:style-name="ro3" table:number-rows-repeated="65519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Sheet2" table:style-name="ta1" table:print="false">
        <table:table-column table:style-name="co5" table:default-cell-style-name="Default"/>
        <table:table-row table:style-name="ro3" table:number-rows-repeated="65535">
          <table:table-cell/>
        </table:table-row>
        <table:table-row table:style-name="ro3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3" table:number-rows-repeated="65535">
          <table:table-cell/>
        </table:table-row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3" number:min-integer-digits="0"/>
    </number:number-style>
    <style:style style:name="Default" style:family="table-cell">
      <style:table-cell-properties fo:background-color="transparent"/>
      <style:text-properties fo:font-size="12pt" fo:font-weight="bold"/>
    </style:style>
    <style:style style:name="Result" style:family="table-cell" style:parent-style-name="Default">
      <style:text-properties fo:font-size="14pt" fo:font-style="normal" style:text-underline-style="none" fo:font-weight="bold"/>
    </style:style>
    <style:style style:name="Result2" style:family="table-cell" style:parent-style-name="Result" style:data-style-name="N116">
      <style:table-cell-properties fo:border-bottom="none" fo:border-left="0.0008in solid #000000" fo:border-right="none" fo:border-top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try" style:family="table-cell" style:parent-style-name="Default" style:data-style-name="N116">
      <style:table-cell-properties fo:border-bottom="none" fo:border-left="0.0071in solid #000000" fo:border-right="none" fo:border-top="none"/>
      <style:text-properties fo:font-size="13pt"/>
    </style:style>
    <style:style style:name="Header" style:family="table-cell" style:parent-style-name="Entry" style:data-style-name="N1">
      <style:table-cell-properties fo:border-bottom="0.0071in solid #000000" style:text-align-source="fix" style:repeat-content="false" fo:border-left="0.0071in solid #000000" fo:border-right="none" fo:border-top="none"/>
      <style:paragraph-properties fo:text-align="center"/>
    </style:style>
    <style:style style:name="Entry_20_45" style:display-name="Entry 45" style:family="table-cell" style:parent-style-name="Entry" style:data-style-name="N1">
      <style:table-cell-properties fo:border-bottom="none" fo:background-color="#cccccc" fo:border-left="0.0071in solid #000000" fo:border-right="none" fo:border-top="none"/>
    </style:style>
    <style:style style:name="_32__20_places" style:display-name="2 places" style:family="table-cell" style:parent-style-name="Entry" style:data-style-name="N2">
      <style:table-cell-properties style:text-align-source="fix" style:repeat-content="false"/>
      <style:paragraph-properties fo:text-align="center" fo:margin-left="0in"/>
      <style:text-properties style:font-size-asian="12pt" style:font-size-complex="12pt"/>
    </style:style>
  </office:styles>
  <office:automatic-styles>
    <style:page-layout style:name="Mpm1">
      <style:page-layout-properties fo:page-width="6in" fo:page-height="4in" style:num-format="1" style:print-orientation="landscape" fo:margin-top="0.2in" fo:margin-bottom="0.2in" fo:margin-left="0.3in" fo:margin-right="0.3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08/30/2013</text:date>, <text:time>08:0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8-30T08:05:36.25</meta:creation-date>
    <meta:editing-duration>PT00H00M00S</meta:editing-duration>
    <meta:editing-cycles>1</meta:editing-cycles>
    <meta:generator>OpenOffice.org/3.2$Win32 OpenOffice.org_project/320m18$Build-9502</meta:generator>
    <meta:document-statistic meta:table-count="3" meta:cell-count="155" meta:object-count="1"/>
  </office:meta>
</office:document-meta>
</file>

<file path=Object 1/content.xml><?xml version="1.0" encoding="utf-8"?>
<math xmlns="http://www.w3.org/1998/Math/MathML">
  <semantics>
    <mrow>
      <msup>
        <mi>tan</mi>
        <mrow>
          <mi mathvariant="normal">−</mi>
          <mn>1</mn>
        </mrow>
      </msup>
      <mrow>
        <mo stretchy="false">(</mo>
        <mrow>
          <mi>N</mi>
          <mi mathvariant="normal">/</mi>
          <mi>D</mi>
        </mrow>
        <mo stretchy="false">)</mo>
      </mrow>
      <mtext> in degrees</mtext>
    </mrow>
    <annotation encoding="StarMath 5.0">tan^{-1} (N /D) " in degrees"</annotation>
  </semantics>
</math>
</file>